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3c7b" officeooo:paragraph-rsid="00163c7b"/>
    </style:style>
    <style:style style:name="P2" style:family="paragraph" style:parent-style-name="Standard">
      <style:text-properties officeooo:rsid="0017e6f6" officeooo:paragraph-rsid="0017e6f6"/>
    </style:style>
    <style:style style:name="P3" style:family="paragraph" style:parent-style-name="Standard">
      <style:paragraph-properties fo:text-align="start" style:justify-single-word="false"/>
      <style:text-properties officeooo:rsid="0017e6f6" officeooo:paragraph-rsid="0017e6f6"/>
    </style:style>
    <style:style style:name="P4" style:family="paragraph" style:parent-style-name="Standard">
      <style:paragraph-properties fo:text-align="start" style:justify-single-word="false"/>
      <style:text-properties officeooo:rsid="0017e6f6" officeooo:paragraph-rsid="00197376"/>
    </style:style>
    <style:style style:name="T1" style:family="text">
      <style:text-properties officeooo:rsid="00163c7b"/>
    </style:style>
    <style:style style:name="T2" style:family="text">
      <style:text-properties officeooo:rsid="001973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1</text:p>
      <text:p text:style-name="P1">1.</text:p>
      <text:p text:style-name="Standard"><text:span text:style-name="T1">a. </text:span>s1·s2 con s1 = {f(y)/x} y s2 = {a/y}. 𝛽𝛽 = P(x, y)</text:p>
      <text:p text:style-name="P1">{f(a)/x, a/y}</text:p>
      <text:p text:style-name="P1">P(f(a), a)</text:p>
      <text:p text:style-name="P1"/>
      <text:p text:style-name="P1">b. s2·s1 con s1 = {f(y)/x} y s2 = {a/y}. 𝛽𝛽 = P(x, y).</text:p>
      <text:p text:style-name="P1">{a/y, f(y)/x}</text:p>
      <text:p text:style-name="P1">P(f(y), a)</text:p>
      <text:p text:style-name="P1"/>
      <text:p text:style-name="P1">c. s1·s2 con s1 = {f(y)/x, z/y} y s2 = {a/x, b/z}. 𝛽𝛽 = P(x, y, g(z))</text:p>
      <text:p text:style-name="P1">{f(y)/x, b/y, b/z}</text:p>
      <text:p text:style-name="P1">P(f(y), b, g(b))</text:p>
      <text:p text:style-name="P1"/>
      <text:p text:style-name="P1">d. s1·s2 con s1 = {a/x, f(x,c)/y} y s2 = {b/x}. 𝛽𝛽 = P(x, y).</text:p>
      <text:p text:style-name="P1">{a/x, f(b, c)/y}</text:p>
      <text:p text:style-name="P1">P(a, f(b, c))</text:p>
      <text:p text:style-name="P1"/>
      <text:p text:style-name="P1">e. s2·s1 con s1 = {a/x, f(x,c)/y} y s2 = {b/x}. 𝛽𝛽 = P(x, y).</text:p>
      <text:p text:style-name="P1">{b/x, f(x, c)/y}</text:p>
      <text:p text:style-name="P1">P(b, f(x, c)</text:p>
      <text:p text:style-name="P1"/>
      <text:p text:style-name="P2">2.</text:p>
      <text:p text:style-name="P3">∀x ¬(P(x) → Q(x)) ≡ ∀x (P(x) ∧ ¬Q(x))</text:p>
      <text:p text:style-name="P3">∀x(¬¬P(x)∧¬Q(x)) ≡ ∀x(P(x)∧¬Q(x)) ≡ ∀xP(x)∧∀x¬Q(x) ≡ ¬(¬∀xP(x)∧¬∀x¬Q(x)) </text:p>
      <text:p text:style-name="P4">≡ ¬(∀xP(x)→¬∀x¬Q(x)) ≡ ¬(∀xP(x)→∃<text:span text:style-name="T2">x</text:span>¬¬<text:span text:style-name="T2">Q(x)) </text:span>≡ ¬(∀xP(x)→∃<text:span text:style-name="T2">xQ(x))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0:51:24.132380354</meta:creation-date>
    <dc:date>2023-12-07T14:05:00.231583554</dc:date>
    <meta:editing-duration>PT3H13M35S</meta:editing-duration>
    <meta:editing-cycles>4</meta:editing-cycles>
    <meta:generator>LibreOffice/7.4.7.2$Linux_X86_64 LibreOffice_project/40$Build-2</meta:generator>
    <meta:document-statistic meta:table-count="0" meta:image-count="0" meta:object-count="0" meta:page-count="1" meta:paragraph-count="21" meta:word-count="126" meta:character-count="611" meta:non-whitespace-character-count="505"/>
  </office:meta>
</office:document-meta>
</file>